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fo:padding="0.071cm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42"/>
        <table:table-column table:style-name="co15" table:default-cell-style-name="ce42"/>
        <table:table-column table:style-name="co16" table:default-cell-style-name="ce42" table:number-columns-repeated="2"/>
        <table:table-column table:style-name="co17" table:default-cell-style-name="ce2" table:number-columns-repeated="223"/>
        <table:table-column table:style-name="co17" table:default-cell-style-name="Default" table:number-columns-repeated="767"/>
        <table:table-row table:style-name="ro1">
          <table:table-cell ns41:value-type="string" table:style-name="TL Title" office:value-type="string">
            <text:p>PROVINCIE GRONINGEN; TWEEDE GEDEELTE: INDEELING DER WERKELIJKE BEVOLKING NAAR DE HUIZING</text:p>
          </table:table-cell>
          <table:table-cell table:style-name="TL Title" table:number-columns-repeated="33"/>
          <table:table-cell table:style-name="ce56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5" table:number-columns-spanned="1" office:value-type="string">
            <text:p>Bewoonde huizen en schep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9" office:value-type="string">
            <text:p>LEDEN DER HUISGEZINNEN</text:p>
          </table:table-cell>
          <table:covered-table-cell table:style-name="TL ColHeader" table:number-columns-repeated="8"/>
          <table:table-cell table:style-name="TL ColHeader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22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5" table:style-name="TL ColHeader" table:number-columns-spanned="1" office:value-type="string">
            <text:p>CBS nummer</text:p>
          </table:table-cell>
          <table:table-cell ns41:value-type="string" table:number-rows-spanned="5" table:style-name="ce32" table:number-columns-spanned="1" office:value-type="string">
            <text:p>Amsterdamse code</text:p>
          </table:table-cell>
          <table:table-cell ns41:value-type="string" table:number-rows-spanned="5" table:style-name="ce32" table:number-columns-spanned="1" office:value-type="string">
            <text:p>Grootteklasse</text:p>
          </table:table-cell>
          <table:table-cell ns41:value-type="string" table:number-rows-spanned="5" table:style-name="ce37" table:number-columns-spanned="1" office:value-type="string">
            <text:p>Provincie</text:p>
          </table:table-cell>
          <table:table-cell ns41:value-type="string" table:number-rows-spanned="5" table:style-name="ce43" table:number-columns-spanned="1" office:value-type="string">
            <text:p>Telling</text:p>
          </table:table-cell>
          <table:table-cell ns41:value-type="string" table:number-rows-spanned="5" table:style-name="ce43" table:number-columns-spanned="1" office:value-type="string">
            <text:p>Tabel</text:p>
          </table:table-cell>
          <table:table-cell ns41:value-type="string" table:number-rows-spanned="5" table:style-name="ce43" table:number-columns-spanned="1" office:value-type="string">
            <text:p>Pagina links</text:p>
          </table:table-cell>
          <table:table-cell ns41:value-type="string" table:number-rows-spanned="5" table:style-name="ce51" table:number-columns-spanned="1" office:value-type="string">
            <text:p>Pagina rechts</text:p>
          </table:table-cell>
          <table:table-cell ns41:value-type="string" table:number-rows-spanned="5" table:style-name="ce57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3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28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28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28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28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28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covered-table-cell table:style-name="ce33" table:number-columns-repeated="3"/>
          <table:covered-table-cell table:style-name="ce38"/>
          <table:covered-table-cell table:style-name="ce44" table:number-columns-repeated="3"/>
          <table:covered-table-cell table:style-name="ce52"/>
          <table:covered-table-cell table:style-name="ce58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6"/>
          <table:covered-table-cell table:style-name="ce23"/>
          <table:covered-table-cell table:style-name="TL ColHeader" table:number-columns-repeated="12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TL ColHeader" table:number-columns-repeated="7"/>
          <table:covered-table-cell table:style-name="ce33" table:number-columns-repeated="3"/>
          <table:covered-table-cell table:style-name="ce38"/>
          <table:covered-table-cell table:style-name="ce44" table:number-columns-repeated="3"/>
          <table:covered-table-cell table:style-name="ce52"/>
          <table:covered-table-cell table:style-name="ce58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7"/>
          <table:covered-table-cell table:style-name="ce24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3" table:number-columns-repeated="3"/>
          <table:covered-table-cell table:style-name="ce38"/>
          <table:covered-table-cell table:style-name="ce44" table:number-columns-repeated="3"/>
          <table:covered-table-cell table:style-name="ce52"/>
          <table:covered-table-cell table:style-name="ce58"/>
          <table:table-cell table:style-name="ce13" table:number-columns-repeated="989"/>
        </table:table-row>
        <table:table-row table:style-name="ro5">
          <table:table-cell ns41:value-type="float" table:style-name="TL ColHeader" office:value="1" office:value-type="float">
            <text:p>1</text:p>
          </table:table-cell>
          <table:table-cell table:style-name="ce13"/>
          <table:table-cell table:formula="of:=[.A7]+1" ns41:value-type="float" table:style-name="ce18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34" table:number-columns-repeated="3"/>
          <table:covered-table-cell table:style-name="ce39"/>
          <table:covered-table-cell table:style-name="ce45" table:number-columns-repeated="3"/>
          <table:covered-table-cell table:style-name="ce53"/>
          <table:covered-table-cell table:style-name="ce59"/>
          <table:table-cell table:style-name="ce13" table:number-columns-repeated="989"/>
        </table:table-row>
        <table:table-row table:style-name="ro5">
          <table:table-cell table:style-name="ce6" table:number-columns-repeated="30"/>
          <table:table-cell table:style-name="ce46" table:number-columns-repeated="3"/>
          <table:table-cell table:style-name="ce54"/>
          <table:table-cell table:style-name="ce6" table:number-columns-repeated="990"/>
        </table:table-row>
        <table:table-row table:style-name="ro6">
          <table:table-cell ns41:value-type="string" table:style-name="ce7" office:value-type="string">
            <text:p>Voornaamste gemeenten (van 20.000 inwoners en daarboven</text:p>
          </table:table-cell>
          <table:table-cell table:style-name="ce14"/>
          <table:table-cell table:style-name="ce19"/>
          <table:table-cell table:style-name="ce26" table:number-columns-repeated="22"/>
          <table:table-cell table:style-name="ce29"/>
          <table:table-cell table:style-name="ce19"/>
          <table:table-cell table:style-name="ce26" table:number-columns-repeated="3"/>
          <table:table-cell table:style-name="ce47"/>
          <table:table-cell table:style-name="ce49" table:number-columns-repeated="2"/>
          <table:table-cell table:style-name="ce55"/>
          <table:table-cell table:style-name="ce29"/>
          <table:table-cell table:style-name="ce14" table:number-columns-repeated="989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ce20" office:value="10059" office:value-type="float">
            <text:p>10059</text:p>
          </table:table-cell>
          <table:table-cell ns41:value-type="float" table:style-name="TL Data" office:value="11588" office:value-type="float">
            <text:p>11588</text:p>
          </table:table-cell>
          <table:table-cell ns41:value-type="float" table:style-name="TL Data" office:value="9484" office:value-type="float">
            <text:p>9484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13170" office:value-type="float">
            <text:p>13170</text:p>
          </table:table-cell>
          <table:table-cell ns41:value-type="float" table:style-name="TL Data" office:value="13098" office:value-type="float">
            <text:p>13098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811" office:value-type="float">
            <text:p>2811</text:p>
          </table:table-cell>
          <table:table-cell ns41:value-type="float" table:style-name="TL Data" office:value="1801" office:value-type="float">
            <text:p>1801</text:p>
          </table:table-cell>
          <table:table-cell ns41:value-type="float" table:style-name="TL Data" office:value="10701" office:value-type="float">
            <text:p>10701</text:p>
          </table:table-cell>
          <table:table-cell ns41:value-type="float" table:style-name="TL Data" office:value="25069" office:value-type="float">
            <text:p>25069</text:p>
          </table:table-cell>
          <table:table-cell ns41:value-type="float" table:style-name="TL Data" office:value="28714" office:value-type="float">
            <text:p>28714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26176" office:value-type="float">
            <text:p>26176</text:p>
          </table:table-cell>
          <table:table-cell ns41:value-type="float" table:style-name="TL Data" office:value="29862" office:value-type="float">
            <text:p>298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36" office:value="10426" office:value-type="float">
            <text:p>10426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verige gemeenten</text:p>
          </table:table-cell>
          <table:table-cell/>
          <table:table-cell table:style-name="ce20"/>
          <table:table-cell table:style-name="TL Data" table:number-columns-repeated="22"/>
          <table:table-cell table:style-name="TL Data"/>
          <table:table-cell table:style-name="TL Data" table:number-columns-repeated="3"/>
          <table:table-cell table:style-name="ce40"/>
          <table:table-cell table:style-name="ce35"/>
          <table:table-cell table:style-name="ce36" table:number-columns-repeated="3"/>
          <table:table-cell table:style-name="ce30"/>
          <table:table-cell table:number-columns-repeated="989"/>
        </table:table-row>
        <table:table-row table:style-name="ro4">
          <table:table-cell ns41:value-type="string" table:style-name="TL RowHeader" office:value-type="string">
            <text:p>Adorp</text:p>
          </table:table-cell>
          <table:table-cell/>
          <table:table-cell ns41:value-type="float" table:style-name="ce20" office:value="246" office:value-type="float">
            <text:p>24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8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6" office:value="10996" office:value-type="float">
            <text:p>1099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duard</text:p>
          </table:table-cell>
          <table:table-cell/>
          <table:table-cell ns41:value-type="float" table:style-name="ce20" office:value="414" office:value-type="float">
            <text:p>414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6" office:value="10999" office:value-type="float">
            <text:p>109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ppingedam</text:p>
          </table:table-cell>
          <table:table-cell/>
          <table:table-cell ns41:value-type="float" table:style-name="ce20" office:value="903" office:value-type="float">
            <text:p>903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39" office:value-type="float">
            <text:p>2039</text:p>
          </table:table-cell>
          <table:table-cell ns41:value-type="float" table:style-name="TL Data" office:value="2170" office:value-type="float">
            <text:p>21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6" office:value="10886" office:value-type="float">
            <text:p>1088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flo</text:p>
          </table:table-cell>
          <table:table-cell/>
          <table:table-cell ns41:value-type="float" table:style-name="ce20" office:value="432" office:value-type="float">
            <text:p>432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office:value="128" table:style-name="TL Data" table:number-columns-repeated="2" office:value-type="float">
            <text:p>12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6" office:value="10539" office:value-type="float">
            <text:p>1053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dum</text:p>
          </table:table-cell>
          <table:table-cell/>
          <table:table-cell ns41:value-type="float" table:style-name="ce20" office:value="800" office:value-type="float">
            <text:p>800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2532" office:value-type="float">
            <text:p>25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6" office:value="10425" office:value-type="float">
            <text:p>104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erta</text:p>
          </table:table-cell>
          <table:table-cell/>
          <table:table-cell ns41:value-type="float" table:style-name="ce20" office:value="593" office:value-type="float">
            <text:p>593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6" office:value="11043" office:value-type="float">
            <text:p>1104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llingwolde</text:p>
          </table:table-cell>
          <table:table-cell/>
          <table:table-cell ns41:value-type="float" table:style-name="ce20" office:value="1027" office:value-type="float">
            <text:p>1027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2234" office:value-type="float">
            <text:p>2234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ce36" office:value="10340" office:value-type="float">
            <text:p>1034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ierum</text:p>
          </table:table-cell>
          <table:table-cell/>
          <table:table-cell ns41:value-type="float" table:style-name="ce20" office:value="790" office:value-type="float">
            <text:p>790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6" office:value="11294" office:value-type="float">
            <text:p>1129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elfzijl</text:p>
          </table:table-cell>
          <table:table-cell/>
          <table:table-cell ns41:value-type="float" table:style-name="ce20" office:value="1468" office:value-type="float">
            <text:p>1468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3213" office:value-type="float">
            <text:p>3213</text:p>
          </table:table-cell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42" office:value-type="float">
            <text:p>3242</text:p>
          </table:table-cell>
          <table:table-cell ns41:value-type="float" table:style-name="TL Data" office:value="3340" office:value-type="float">
            <text:p>33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36" office:value="10976" office:value-type="float">
            <text:p>10976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enrum</text:p>
          </table:table-cell>
          <table:table-cell/>
          <table:table-cell ns41:value-type="float" table:style-name="ce20" office:value="609" office:value-type="float">
            <text:p>609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6" office:value="10904" office:value-type="float">
            <text:p>109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zinge</text:p>
          </table:table-cell>
          <table:table-cell/>
          <table:table-cell ns41:value-type="float" table:style-name="ce20" office:value="468" office:value-type="float">
            <text:p>46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6" office:value="10136" office:value-type="float">
            <text:p>1013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Finsterwolde</text:p>
          </table:table-cell>
          <table:table-cell/>
          <table:table-cell ns41:value-type="float" table:style-name="ce20" office:value="450" office:value-type="float">
            <text:p>45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36" office:value="10212" office:value-type="float">
            <text:p>1021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rijpskerk</text:p>
          </table:table-cell>
          <table:table-cell/>
          <table:table-cell ns41:value-type="float" table:style-name="ce20" office:value="762" office:value-type="float">
            <text:p>762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36" office:value="10244" office:value-type="float">
            <text:p>1024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rootegast</text:p>
          </table:table-cell>
          <table:table-cell/>
          <table:table-cell ns41:value-type="float" table:style-name="ce20" office:value="1003" office:value-type="float">
            <text:p>1003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8"/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36" office:value="11080" office:value-type="float">
            <text:p>110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ce20" office:value="807" office:value-type="float">
            <text:p>807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6" office:value="11058" office:value-type="float">
            <text:p>1105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ezand</text:p>
          </table:table-cell>
          <table:table-cell/>
          <table:table-cell ns41:value-type="float" table:style-name="ce20" office:value="1501" office:value-type="float">
            <text:p>1501</text:p>
          </table:table-cell>
          <table:table-cell ns41:value-type="float" table:style-name="TL Data" office:value="1785" office:value-type="float">
            <text:p>1785</text:p>
          </table:table-cell>
          <table:table-cell ns41:value-type="float" table:style-name="TL Data" office:value="1581" office:value-type="float">
            <text:p>158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98" office:value-type="float">
            <text:p>2298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4267" office:value-type="float">
            <text:p>4267</text:p>
          </table:table-cell>
          <table:table-cell ns41:value-type="float" table:style-name="TL Data" office:value="4258" office:value-type="float">
            <text:p>425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321" office:value-type="float">
            <text:p>4321</text:p>
          </table:table-cell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ce36" office:value="10410" office:value-type="float">
            <text:p>104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kerk</text:p>
          </table:table-cell>
          <table:table-cell/>
          <table:table-cell ns41:value-type="float" table:style-name="ce20" office:value="240" office:value-type="float">
            <text:p>24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ce36" office:value="10953" office:value-type="float">
            <text:p>1095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antens</text:p>
          </table:table-cell>
          <table:table-cell/>
          <table:table-cell ns41:value-type="float" table:style-name="ce20" office:value="459" office:value-type="float">
            <text:p>45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36" office:value="10372" office:value-type="float">
            <text:p>1037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loosterburen</text:p>
          </table:table-cell>
          <table:table-cell/>
          <table:table-cell ns41:value-type="float" table:style-name="ce20" office:value="343" office:value-type="float">
            <text:p>34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36" office:value="10628" office:value-type="float">
            <text:p>1062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ek</text:p>
          </table:table-cell>
          <table:table-cell/>
          <table:table-cell ns41:value-type="float" table:style-name="ce20" office:value="1060" office:value-type="float">
            <text:p>1060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510" office:value-type="float">
            <text:p>2510</text:p>
          </table:table-cell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53" office:value-type="float">
            <text:p>2553</text:p>
          </table:table-cell>
          <table:table-cell ns41:value-type="float" table:style-name="TL Data" office:value="2399" office:value-type="float">
            <text:p>239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36" office:value="10604" office:value-type="float">
            <text:p>106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ens</text:p>
          </table:table-cell>
          <table:table-cell/>
          <table:table-cell ns41:value-type="float" table:style-name="ce20" office:value="692" office:value-type="float">
            <text:p>69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8"/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ce36" office:value="11050" office:value-type="float">
            <text:p>110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oppersum</text:p>
          </table:table-cell>
          <table:table-cell/>
          <table:table-cell ns41:value-type="float" table:style-name="ce20" office:value="489" office:value-type="float">
            <text:p>489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8"/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36" office:value="10934" office:value-type="float">
            <text:p>1093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rum</text:p>
          </table:table-cell>
          <table:table-cell/>
          <table:table-cell ns41:value-type="float" table:style-name="ce20" office:value="863" office:value-type="float">
            <text:p>863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36" office:value="11431" office:value-type="float">
            <text:p>1143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eeden</text:p>
          </table:table-cell>
          <table:table-cell/>
          <table:table-cell ns41:value-type="float" table:style-name="ce20" office:value="368" office:value-type="float">
            <text:p>36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36" office:value="10304" office:value-type="float">
            <text:p>103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ddelsteun</text:p>
          </table:table-cell>
          <table:table-cell/>
          <table:table-cell ns41:value-type="float" table:style-name="ce20" office:value="517" office:value-type="float">
            <text:p>517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8"/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ce36" office:value="11199" office:value-type="float">
            <text:p>111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dwolda</text:p>
          </table:table-cell>
          <table:table-cell/>
          <table:table-cell ns41:value-type="float" table:style-name="ce20" office:value="724" office:value-type="float">
            <text:p>724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ce36" office:value="10356" office:value-type="float">
            <text:p>103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untendam</text:p>
          </table:table-cell>
          <table:table-cell/>
          <table:table-cell ns41:value-type="float" table:style-name="ce20" office:value="489" office:value-type="float">
            <text:p>489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36" office:value="10550" office:value-type="float">
            <text:p>105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e - Pekela</text:p>
          </table:table-cell>
          <table:table-cell/>
          <table:table-cell ns41:value-type="float" table:style-name="ce20" office:value="855" office:value-type="float">
            <text:p>855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2388" office:value-type="float">
            <text:p>2388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2521" office:value-type="float">
            <text:p>25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6" office:value="10950" office:value-type="float">
            <text:p>109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e - Schans</text:p>
          </table:table-cell>
          <table:table-cell/>
          <table:table-cell ns41:value-type="float" table:style-name="ce20" office:value="241" office:value-type="float">
            <text:p>24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ce36" office:value="10008" office:value-type="float">
            <text:p>1000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olda</text:p>
          </table:table-cell>
          <table:table-cell/>
          <table:table-cell ns41:value-type="float" table:style-name="ce20" office:value="331" office:value-type="float">
            <text:p>33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ce36" office:value="10126" office:value-type="float">
            <text:p>1012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oordbroek</text:p>
          </table:table-cell>
          <table:table-cell/>
          <table:table-cell ns41:value-type="float" table:style-name="ce20" office:value="535" office:value-type="float">
            <text:p>535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ce36" office:value="10814" office:value-type="float">
            <text:p>1081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oorddijk</text:p>
          </table:table-cell>
          <table:table-cell/>
          <table:table-cell ns41:value-type="float" table:style-name="ce20" office:value="293" office:value-type="float">
            <text:p>29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ce36" office:value="10979" office:value-type="float">
            <text:p>1097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ldehoeve</text:p>
          </table:table-cell>
          <table:table-cell/>
          <table:table-cell ns41:value-type="float" table:style-name="ce20" office:value="448" office:value-type="float">
            <text:p>448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70" office:value-type="float">
            <text:p>127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36" office:value="10298" office:value-type="float">
            <text:p>102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ldekerk</text:p>
          </table:table-cell>
          <table:table-cell/>
          <table:table-cell ns41:value-type="float" table:style-name="ce20" office:value="267" office:value-type="float">
            <text:p>26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36" office:value="11332" office:value-type="float">
            <text:p>1133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nstwedde</text:p>
          </table:table-cell>
          <table:table-cell/>
          <table:table-cell ns41:value-type="float" table:style-name="ce20" office:value="1911" office:value-type="float">
            <text:p>1911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4486" office:value-type="float">
            <text:p>4486</text:p>
          </table:table-cell>
          <table:table-cell ns41:value-type="float" table:style-name="TL Data" office:value="4352" office:value-type="float">
            <text:p>43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22" office:value-type="float">
            <text:p>4522</text:p>
          </table:table-cell>
          <table:table-cell ns41:value-type="float" table:style-name="TL Data" office:value="4423" office:value-type="float">
            <text:p>4423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ce36" office:value="10610" office:value-type="float">
            <text:p>106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41" office:value-type="float">
            <text:p>41</text:p>
          </table:table-cell>
          <table:table-cell ns41:value-type="float" table:style-name="ce40" office:value="250305" office:value-type="float">
            <text:p>25030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e Pekela</text:p>
          </table:table-cell>
          <table:table-cell/>
          <table:table-cell ns41:value-type="float" table:style-name="ce20" office:value="1132" office:value-type="float">
            <text:p>1132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2504" office:value-type="float">
            <text:p>25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ce36" office:value="10848" office:value-type="float">
            <text:p>10848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uppemeer</text:p>
          </table:table-cell>
          <table:table-cell/>
          <table:table-cell ns41:value-type="float" table:style-name="ce20" office:value="886" office:value-type="float">
            <text:p>886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8"/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ce36" office:value="10080" office:value-type="float">
            <text:p>1008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eemda</text:p>
          </table:table-cell>
          <table:table-cell/>
          <table:table-cell ns41:value-type="float" table:style-name="ce20" office:value="1172" office:value-type="float">
            <text:p>1172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2557" office:value-type="float">
            <text:p>255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TL Data" office:value="2624" office:value-type="float">
            <text:p>262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ce36" office:value="10711" office:value-type="float">
            <text:p>1071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lochteren</text:p>
          </table:table-cell>
          <table:table-cell/>
          <table:table-cell ns41:value-type="float" table:style-name="ce20" office:value="2019" office:value-type="float">
            <text:p>2019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709" office:value-type="float">
            <text:p>2709</text:p>
          </table:table-cell>
          <table:table-cell ns41:value-type="float" table:style-name="TL Data" office:value="2379" office:value-type="float">
            <text:p>237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056" office:value-type="float">
            <text:p>2056</text:p>
          </table:table-cell>
          <table:table-cell ns41:value-type="float" table:style-name="TL Data" office:value="5239" office:value-type="float">
            <text:p>5239</text:p>
          </table:table-cell>
          <table:table-cell ns41:value-type="float" table:style-name="TL Data" office:value="4979" office:value-type="float">
            <text:p>497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82" office:value-type="float">
            <text:p>5282</text:p>
          </table:table-cell>
          <table:table-cell ns41:value-type="float" table:style-name="TL Data" office:value="5057" office:value-type="float">
            <text:p>505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ce36" office:value="10747" office:value-type="float">
            <text:p>10747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adum</text:p>
          </table:table-cell>
          <table:table-cell/>
          <table:table-cell ns41:value-type="float" table:style-name="ce20" office:value="471" office:value-type="float">
            <text:p>47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8"/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ce36" office:value="10771" office:value-type="float">
            <text:p>1077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en Boer</text:p>
          </table:table-cell>
          <table:table-cell/>
          <table:table-cell ns41:value-type="float" table:style-name="ce20" office:value="874" office:value-type="float">
            <text:p>874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2563" office:value-type="float">
            <text:p>2563</text:p>
          </table:table-cell>
          <table:table-cell ns41:value-type="float" table:style-name="TL Data" office:value="2535" office:value-type="float">
            <text:p>25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8"/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6" office:value="10891" office:value-type="float">
            <text:p>1089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ermunten</text:p>
          </table:table-cell>
          <table:table-cell/>
          <table:table-cell ns41:value-type="float" table:style-name="ce20" office:value="607" office:value-type="float">
            <text:p>607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ce36" office:value="11023" office:value-type="float">
            <text:p>1102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ithuizen</text:p>
          </table:table-cell>
          <table:table-cell/>
          <table:table-cell ns41:value-type="float" table:style-name="ce20" office:value="763" office:value-type="float">
            <text:p>763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508" office:value-type="float">
            <text:p>1508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8"/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36" office:value="11137" office:value-type="float">
            <text:p>1113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ithuizemeeden</text:p>
          </table:table-cell>
          <table:table-cell/>
          <table:table-cell ns41:value-type="float" table:style-name="ce20" office:value="785" office:value-type="float">
            <text:p>785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8"/>
          <table:table-cell ns41:value-type="float" table:style-name="TL Data" office:value="1849" office:value-type="float">
            <text:p>1849</text:p>
          </table:table-cell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ce36" office:value="10246" office:value-type="float">
            <text:p>1024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lrum</text:p>
          </table:table-cell>
          <table:table-cell/>
          <table:table-cell ns41:value-type="float" table:style-name="ce20" office:value="587" office:value-type="float">
            <text:p>587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ce36" office:value="10180" office:value-type="float">
            <text:p>101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squert</text:p>
          </table:table-cell>
          <table:table-cell/>
          <table:table-cell ns41:value-type="float" table:style-name="ce20" office:value="347" office:value-type="float">
            <text:p>34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ce36" office:value="11035" office:value-type="float">
            <text:p>110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ce20" office:value="2385" office:value-type="float">
            <text:p>2385</text:p>
          </table:table-cell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656" office:value-type="float">
            <text:p>2656</text:p>
          </table:table-cell>
          <table:table-cell ns41:value-type="float" table:style-name="TL Data" office:value="2505" office:value-type="float">
            <text:p>250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928" office:value-type="float">
            <text:p>1928</text:p>
          </table:table-cell>
          <table:table-cell ns41:value-type="float" table:style-name="TL Data" office:value="4958" office:value-type="float">
            <text:p>4958</text:p>
          </table:table-cell>
          <table:table-cell ns41:value-type="float" table:style-name="TL Data" office:value="5261" office:value-type="float">
            <text:p>52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92" office:value-type="float">
            <text:p>4992</text:p>
          </table:table-cell>
          <table:table-cell ns41:value-type="float" table:style-name="TL Data" office:value="5277" office:value-type="float">
            <text:p>527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ce36" office:value="11292" office:value-type="float">
            <text:p>11292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lagtwedde</text:p>
          </table:table-cell>
          <table:table-cell/>
          <table:table-cell ns41:value-type="float" table:style-name="ce20" office:value="1066" office:value-type="float">
            <text:p>1066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2758" office:value-type="float">
            <text:p>2758</text:p>
          </table:table-cell>
          <table:table-cell ns41:value-type="float" table:style-name="TL Data" office:value="2460" office:value-type="float">
            <text:p>24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ce36" office:value="11249" office:value-type="float">
            <text:p>11249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rffum</text:p>
          </table:table-cell>
          <table:table-cell/>
          <table:table-cell ns41:value-type="float" table:style-name="ce20" office:value="493" office:value-type="float">
            <text:p>493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ce36" office:value="10498" office:value-type="float">
            <text:p>104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dde</text:p>
          </table:table-cell>
          <table:table-cell/>
          <table:table-cell ns41:value-type="float" table:style-name="ce20" office:value="594" office:value-type="float">
            <text:p>594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ce36" office:value="10247" office:value-type="float">
            <text:p>1024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ldervank</text:p>
          </table:table-cell>
          <table:table-cell/>
          <table:table-cell ns41:value-type="float" table:style-name="ce20" office:value="1540" office:value-type="float">
            <text:p>1540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347" office:value-type="float">
            <text:p>2347</text:p>
          </table:table-cell>
          <table:table-cell ns41:value-type="float" table:style-name="TL Data" office:value="2221" office:value-type="float">
            <text:p>222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4303" office:value-type="float">
            <text:p>4303</text:p>
          </table:table-cell>
          <table:table-cell ns41:value-type="float" table:style-name="TL Data" office:value="4405" office:value-type="float">
            <text:p>440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58" office:value-type="float">
            <text:p>4358</text:p>
          </table:table-cell>
          <table:table-cell ns41:value-type="float" table:style-name="TL Data" office:value="4527" office:value-type="float">
            <text:p>4527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ce36" office:value="10825" office:value-type="float">
            <text:p>108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ndschoten</text:p>
          </table:table-cell>
          <table:table-cell/>
          <table:table-cell ns41:value-type="float" table:style-name="ce20" office:value="1232" office:value-type="float">
            <text:p>1232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87" office:value-type="float">
            <text:p>1987</text:p>
          </table:table-cell>
          <table:table-cell ns41:value-type="float" table:style-name="TL Data" office:value="1893" office:value-type="float">
            <text:p>189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3751" office:value-type="float">
            <text:p>3751</text:p>
          </table:table-cell>
          <table:table-cell ns41:value-type="float" table:style-name="TL Data" office:value="3953" office:value-type="float">
            <text:p>395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94" office:value-type="float">
            <text:p>3794</text:p>
          </table:table-cell>
          <table:table-cell ns41:value-type="float" table:style-name="TL Data" office:value="4021" office:value-type="float">
            <text:p>402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ce36" office:value="10453" office:value-type="float">
            <text:p>10453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nsum</text:p>
          </table:table-cell>
          <table:table-cell/>
          <table:table-cell ns41:value-type="float" table:style-name="ce20" office:value="388" office:value-type="float">
            <text:p>38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ce36" office:value="11135" office:value-type="float">
            <text:p>111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 Zandt</text:p>
          </table:table-cell>
          <table:table-cell/>
          <table:table-cell ns41:value-type="float" table:style-name="ce20" office:value="528" office:value-type="float">
            <text:p>528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8"/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ce36" office:value="10956" office:value-type="float">
            <text:p>109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ce20" office:value="638" office:value-type="float">
            <text:p>638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ce36" office:value="11282" office:value-type="float">
            <text:p>1128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ce20" office:value="663" office:value-type="float">
            <text:p>663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ce36" office:value="10021" office:value-type="float">
            <text:p>1002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7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ce20" office:value="42568" office:value-type="float">
            <text:p>42568</text:p>
          </table:table-cell>
          <table:table-cell ns41:value-type="float" table:style-name="TL Data" office:value="45075" office:value-type="float">
            <text:p>45075</text:p>
          </table:table-cell>
          <table:table-cell ns41:value-type="float" table:style-name="TL Data" office:value="39364" office:value-type="float">
            <text:p>39364</text:p>
          </table:table-cell>
          <table:table-cell ns41:value-type="float" table:style-name="TL Data" office:value="5711" office:value-type="float">
            <text:p>5711</text:p>
          </table:table-cell>
          <table:table-cell ns41:value-type="float" table:style-name="TL Data" office:value="53923" office:value-type="float">
            <text:p>53923</text:p>
          </table:table-cell>
          <table:table-cell ns41:value-type="float" table:style-name="TL Data" office:value="50328" office:value-type="float">
            <text:p>50328</text:p>
          </table:table-cell>
          <table:table-cell ns41:value-type="float" table:style-name="TL Data" office:value="7669" office:value-type="float">
            <text:p>7669</text:p>
          </table:table-cell>
          <table:table-cell ns41:value-type="float" table:style-name="TL Data" office:value="8895" office:value-type="float">
            <text:p>8895</text:p>
          </table:table-cell>
          <table:table-cell ns41:value-type="float" table:style-name="TL Data" office:value="5911" office:value-type="float">
            <text:p>5911</text:p>
          </table:table-cell>
          <table:table-cell ns41:value-type="float" table:style-name="TL Data" office:value="41342" office:value-type="float">
            <text:p>41342</text:p>
          </table:table-cell>
          <table:table-cell ns41:value-type="float" table:style-name="TL Data" office:value="106867" office:value-type="float">
            <text:p>106867</text:p>
          </table:table-cell>
          <table:table-cell ns41:value-type="float" table:style-name="TL Data" office:value="106276" office:value-type="float">
            <text:p>106276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08041" office:value-type="float">
            <text:p>108041</text:p>
          </table:table-cell>
          <table:table-cell ns41:value-type="float" table:style-name="TL Data" office:value="108707" office:value-type="float">
            <text:p>108707</text:p>
          </table:table-cell>
          <table:table-cell table:style-name="TL Data" table:number-columns-repeated="3"/>
          <table:table-cell ns41:value-type="string" table:style-name="ce40" office:value-type="string">
            <text:p>G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36" office:value-type="string">
            <text:p>03_H2</text:p>
          </table:table-cell>
          <table:table-cell ns41:value-type="float" table:style-name="ce36" office:value="42" office:value-type="float">
            <text:p>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40" office:value="250306" office:value-type="float">
            <text:p>250306</text:p>
          </table:table-cell>
          <table:table-cell table:number-columns-repeated="989"/>
        </table:table-row>
        <table:table-row table:style-name="ro1">
          <table:table-cell ns41:value-type="string" table:style-name="TL RowHeader" office:value-type="string">
            <text:p>Totaal voor de provincie</text:p>
          </table:table-cell>
          <table:table-cell/>
          <table:table-cell ns41:value-type="float" table:style-name="ce21" office:value="52627" office:value-type="float">
            <text:p>52627</text:p>
          </table:table-cell>
          <table:table-cell ns41:value-type="float" table:style-name="TL Data" office:value="56663" office:value-type="float">
            <text:p>56663</text:p>
          </table:table-cell>
          <table:table-cell ns41:value-type="float" table:style-name="TL Data" office:value="48848" office:value-type="float">
            <text:p>48848</text:p>
          </table:table-cell>
          <table:table-cell ns41:value-type="float" table:style-name="TL Data" office:value="7815" office:value-type="float">
            <text:p>7815</text:p>
          </table:table-cell>
          <table:table-cell ns41:value-type="float" table:style-name="TL Data" office:value="67093" office:value-type="float">
            <text:p>67093</text:p>
          </table:table-cell>
          <table:table-cell ns41:value-type="float" table:style-name="TL Data" office:value="63426" office:value-type="float">
            <text:p>63426</text:p>
          </table:table-cell>
          <table:table-cell ns41:value-type="float" table:style-name="TL Data" office:value="8283" office:value-type="float">
            <text:p>8283</text:p>
          </table:table-cell>
          <table:table-cell ns41:value-type="float" table:style-name="TL Data" office:value="11706" office:value-type="float">
            <text:p>11706</text:p>
          </table:table-cell>
          <table:table-cell ns41:value-type="float" table:style-name="TL Data" office:value="7712" office:value-type="float">
            <text:p>7712</text:p>
          </table:table-cell>
          <table:table-cell ns41:value-type="float" table:style-name="TL Data" office:value="52043" office:value-type="float">
            <text:p>52043</text:p>
          </table:table-cell>
          <table:table-cell ns41:value-type="float" table:style-name="TL Data" office:value="131936" office:value-type="float">
            <text:p>131936</text:p>
          </table:table-cell>
          <table:table-cell ns41:value-type="float" table:style-name="TL Data" office:value="134990" office:value-type="float">
            <text:p>134990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2450" office:value-type="float">
            <text:p>245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134217" office:value-type="float">
            <text:p>134217</text:p>
          </table:table-cell>
          <table:table-cell ns41:value-type="float" table:style-name="TL Data" office:value="138569" office:value-type="float">
            <text:p>138569</text:p>
          </table:table-cell>
          <table:table-cell table:style-name="TL Data"/>
          <table:table-cell table:style-name="ce27" table:number-columns-repeated="2"/>
          <table:table-cell ns41:value-type="string" table:style-name="ce41" office:value-type="string">
            <text:p>G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50" office:value-type="string">
            <text:p>03_H2</text:p>
          </table:table-cell>
          <table:table-cell ns41:value-type="float" table:style-name="ce50" office:value="42" office:value-type="float">
            <text:p>42</text:p>
          </table:table-cell>
          <table:table-cell ns41:value-type="float" table:style-name="ce50" office:value="43" office:value-type="float">
            <text:p>43</text:p>
          </table:table-cell>
          <table:table-cell ns41:value-type="float" table:style-name="ce41" office:value="250306" office:value-type="float">
            <text:p>250306</text:p>
          </table:table-cell>
          <table:table-cell table:number-columns-repeated="989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2:50</dc:date>
    <meta:document-statistic meta:object-count="0" meta:cell-count="1797" meta:table-count="1"/>
    <meta:generator>ODFPY/1.3.0dev</meta:generator>
  </office:meta>
</office:document-meta>
</file>